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C000001334DCC4F1428E1880E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35600000197A269F338D0CA2FD7.png" manifest:media-type="image/png"/>
  <manifest:file-entry manifest:full-path="Pictures/1000000000000400000002AD81C7284488E8C59B.png" manifest:media-type="image/png"/>
  <manifest:file-entry manifest:full-path="Pictures/10000000000001E200000216308E16116BEE27E6.png" manifest:media-type="image/png"/>
  <manifest:file-entry manifest:full-path="Pictures/10000000000001D3000001FE855204FC5920BA85.png" manifest:media-type="image/png"/>
  <manifest:file-entry manifest:full-path="Pictures/10000000000001D20000023154AB6CA6C7CAA0FA.png" manifest:media-type="image/png"/>
  <manifest:file-entry manifest:full-path="Pictures/10000000000000E50000006832678B8463545397.png" manifest:media-type="image/png"/>
  <manifest:file-entry manifest:full-path="Pictures/100000000000017C00000193C4BE80DE0671E8A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ff99" draw:marker-start-width="0.358cm" draw:marker-end-width="0.358cm" draw:fill="none" draw:auto-grow-height="false" fo:min-height="1.396cm" fo:min-width="2.318cm" fo:padding-top="0.177cm" fo:padding-bottom="0.177cm" fo:padding-left="0.302cm" fo:padding-right="0.302cm" fo:wrap-option="wrap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text-align="center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  <style:text-properties fo:color="#ffffff" style:font-name="標楷體2" style:font-name-asian="標楷體2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ff" style:font-name="標楷體2" fo:font-size="26pt" style:font-name-asian="標楷體2" style:font-size-asian="26pt" style:font-size-complex="26pt"/>
    </style:style>
    <style:style style:name="T13" style:family="text">
      <style:text-properties fo:color="#ffffff" style:font-name="標楷體2" fo:font-size="28pt" style:font-name-asian="標楷體2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假如我《想婚且單身》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轉眼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來到金門大學，已經</text:span><text:span text:style-name="T6">13</text:span><text:span text:style-name="T6">年了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十三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大約教過</text:span><text:span text:style-name="T7">800</text:span><text:span text:style-name="T7">個學生了吧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現在都到了適婚年齡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有不少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已經結婚了，甚至也有些學生的小孩都上小學了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最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開始發現幾位學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似乎想結婚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們似乎完全不知道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婚姻是怎麼一回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怎麼找到另一半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、我在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能幫他們做些甚麼呢？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想了又想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原來其實我可以做的還蠻多的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在大學裡認識他的另一半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有很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和大學的同學結婚了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大學、從來就不只是個學校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而是、你生命中很重要的一段時光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這四年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會認識很多人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些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往往是你人生當中很重要的朋友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一旦到了職場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雖然認識的人可能也不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卻很難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樣無拘無束的生活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及年輕的心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友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就不容易那麼純粹了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了幫助這些學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找到他們的另一半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我決定在臉書上公告一件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發了以下訊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4.8cm" svg:height="16.396cm" svg:x="6.2cm" svg:y="4.004cm">
          <draw:image xlink:href="Pictures/10000000000001E200000216308E16116BEE27E6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我得到下列回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9.845cm" svg:height="12.8cm" svg:x="5cm" svg:y="5.8cm">
          <draw:image xlink:href="Pictures/10000000000001DC000001334DCC4F1428E1880E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及下列回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3.956cm" svg:height="15.241cm" svg:x="6.644cm" svg:y="5cm">
          <draw:image xlink:href="Pictures/10000000000001D3000001FE855204FC5920BA85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下列回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3cm" svg:height="15.649cm" svg:x="7.6cm" svg:y="4.6cm">
          <draw:image xlink:href="Pictures/10000000000001D20000023154AB6CA6C7CAA0F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及最後的這個訊息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6.6cm" svg:height="7.539cm" svg:x="5.4cm" svg:y="5.861cm">
          <draw:image xlink:href="Pictures/10000000000000E50000006832678B846354539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來反應還可以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當我詢問他們時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部分的反應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只是按個讚而已，還沒準備好要結婚啦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開始認真思考一個問題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我父母的年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們的婚姻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通常是透過媒人或親朋好友介紹的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等到了我們這一代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已經有網路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還沒有Facebook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8">那時有很多交友網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但其實真正透過這類網站找到結婚對象的並不算很多！</text:span></text:p>
              </text:list-item>
              <text:list-item>
                <text:p><text:span text:style-name="T6">大部分人還是透過《同學朋友親戚》認識另一半，最後才結婚的！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已經來到2016年</text:p>
              </text:list-item>
              <text:list-item>
                <text:p>到處充滿了Facebook, Line 與智慧型手機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些東西是否真正的改變了我們的朋友關係呢？</text:span></text:p>
              </text:list-item>
              <text:list-item>
                <text:p><text:span text:style-name="T7">有多少人是透過這些新連結找到另一半的呢？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我的印象中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好像很少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看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很多已經畢業很久的學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想要結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卻只能在網路上嘴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有真正的行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們完全不敢，讓親朋好友知道自己想結婚了！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日子就這樣一天一天的過去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的很多學生與網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這樣從二十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變成三十歲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再從三十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變成四十歲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想結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卻始終沒有結婚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我問他們這個問題時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們的答案常常很逃避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沒有準備好</text:p>
              </text:list-item>
              <text:list-item>
                <text:p>沒有適當的對象</text:p>
              </text:list-item>
              <text:list-item>
                <text:p>就、看緣分囉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對於我們這種已婚的過來人而言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總覺得這些理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根本就不算是理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不是問題之所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們的最大問題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有讓親朋好友知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自己想結婚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誰會熱心地去幫他們介紹，誰又會知道他到底是想結婚還是不想結婚呢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雖然婚姻不能算是個市場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像你在菜市場賣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每個東西都有個標價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但是不讓人家知道你想結婚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其實是會錯失很多姻緣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許還有人夢想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生只有一個真愛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要我碰到那個對的人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自然就會結婚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種想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我來說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根本就是天方夜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個世界上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那麼多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兩個人之所以結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並不是因為月老牽了紅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也不是上帝安排的結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是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想結婚的年齡，碰到了想結婚的對象。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開始和她約會，發現兩人其實還算合得來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經過了一段時間的交往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們兩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終於決定要共度一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就結婚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的故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感覺好像沒有很浪漫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卻很實際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不讓親朋好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知道你想結婚了！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很可能會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錯失良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個同學喜歡你，你也喜歡她，但是你們卻從來都沒有讓對方知道！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故事</text:p>
          </draw:text-box>
        </draw:frame>
        <draw:frame presentation:style-name="pr4" draw:layer="layout" svg:width="26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就好像《幾米》的《向左轉向右轉》裏</text:span><text:span text:style-name="T9"><text:line-break/></text:span><text:span text:style-name="T9"/></text:p>
              </text:list-item>
              <text:list-item>
                <text:p><text:span text:style-name="T9">那位向左轉的人永遠錯失了和向右轉的女子在一起的機會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等到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個喜歡你，你也喜歡她的人，終於結婚了！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對象不是你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才開始感到痛心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你會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因此而單身一人，走完整個人生，也說不定！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故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好像《梁祝》裏，後來殺出了一個馬文才一樣。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當初祝英台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早點讓遲鈍的《梁山伯》知道她喜歡他，而且她是女生，那故事的結局很可能就不會是悲劇了！</text:span>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常常看到有些人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平時豪邁瀟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做事乾淨俐落！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一碰到喜歡的對象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變成了縮頭烏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句話也說不出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更不用說要開口對她說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我想約你去吃個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看場電影可以嗎？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還有一些朋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們還沒有男女朋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親朋好友們都以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她</text:span><text:span text:style-name="T7">(</text:span><text:span text:style-name="T7">他</text:span><text:span text:style-name="T7">)</text:span><text:span text:style-name="T7">應該有很多人追</text:span></text:p>
              </text:list-item>
              <text:list-item>
                <text:p><text:span text:style-name="T7">所以當然不會費心去幫他介紹對象囉！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當然、也有不少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本身就是宅男宅女！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平時就是上班下班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班又下班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假日也窩在家裡玩電腦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還有打電動或寫程式。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這些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不讓親朋好友知道自己想結婚了！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10">那麼或許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只能和英雄聯盟的《易大師》或《卡特蓮娜》談戀愛了！</text:span>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難到你會想和《提摩》談戀愛、或者和《魔獸》結婚嗎？</text:span>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從上面的這些案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可以很清楚的看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雖然現在已經是21世紀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我們仍然沒辦法解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想婚卻單身的問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、在今天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要為這個問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提供一些解決之道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我決定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先創造一個</text:span><text:span text:style-name="T8">Facebook</text:span><text:span text:style-name="T8">社團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社團的名字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《想婚且單身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網址如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<text:a xlink:href="https://www.facebook.com/groups/tw.single/" xlink:type="simple">https://www.facebook.com/groups/tw.single/</text:a></text:span></text:p>
              </text:list-item>
            </text:list>
          </draw:text-box>
        </draw:frame>
        <draw:frame draw:style-name="gr5" draw:text-style-name="P8" draw:layer="layout" svg:width="19.2cm" svg:height="12.842cm" svg:x="4cm" svg:y="7.7cm">
          <draw:image xlink:href="Pictures/1000000000000400000002AD81C7284488E8C59B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或許你不見得應該參加這個社團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特別是對於女生而言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這種社團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往往男多女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太多不相關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女生可能會造成一些困擾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對男生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或許不會是困擾</text:p>
                <text:p/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根本不太會有女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到這類社團之後主動和你</text:span><text:span text:style-name="T7">聯絡！</text:span>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其實、還有一些更好的方法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女生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給自己喜歡的男生一些機會或暗示</text:span><text:span text:style-name="T6"><text:line-break/></text:span><text:span text:style-name="T6"/></text:p>
              </text:list-item>
              <text:list-item>
                <text:p><text:span text:style-name="T6">通常就會有不錯的效果！</text:span>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暗示如果太暗，那麼那些呆頭鵝是不會懂的！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不妨讓你的暗示稍微明亮一點</text:span>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男生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你已經有喜歡的女生</text:p>
                <text:p/>
              </text:list-item>
              <text:list-item>
                <text:p>而且她還是單身！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你也認為她應該不討厭你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何不大方一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直接邀她去喝咖啡或看電影呢？</text:span></text:p>
              </text:list-item>
            </text:list>
          </draw:text-box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男生會害怕</text:p>
              </text:list-item>
            </text:list>
          </draw:text-box>
        </draw:fram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旦邀約失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恐怕連朋友都做不成了！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如果男生真的《想婚且單身》！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對於那些拒絕你的女生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本來就不太適合再當紅粉知己了阿！</text:span>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當你開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試圖和另一個女生交往</text:p>
              </text:list-item>
            </text:list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本來就不太適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還和那些你心儀的女生</text:span><text:span text:style-name="T7"><text:line-break/></text:span><text:span text:style-name="T7">繼續保持著模糊的曖昧關係！</text:span></text:p>
              </text:list-item>
            </text:list>
          </draw:text-box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難道你想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《我可能不會愛你》裏面</text:p>
              </text:list-item>
            </text:list>
          </draw:text-box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《程又青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和《李大仁》那樣！</text:p>
              </text:list-item>
            </text:list>
          </draw:text-box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對方有了對象之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保持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比戀人還高級的親屬關係嗎？</text:span>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男生不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總是看著碗裏卻想著鍋裡的！</text:span></text:p>
              </text:list-item>
            </text:list>
          </draw:text-box>
        </draw:frame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騎著驢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卻還一直想找匹馬！</text:p>
              </text:list-item>
            </text:list>
          </draw:text-box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別太害怕你會失敗了！</text:p>
              </text:list-item>
            </text:list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女生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常也不太喜歡扭扭捏捏<text:line-break/>不敢表態的男生！</text:p>
              </text:list-item>
            </text:list>
          </draw:text-box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假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你所認識的女生裏，都沒有適當的結婚對象！</text:p>
              </text:list-item>
            </text:list>
          </draw:text-box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不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你的親朋好友知道</text:p>
              </text:list-item>
            </text:list>
          </draw:text-box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現在想結婚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應該很多人，會幫你留意適當的對象！</text:p>
              </text:list-item>
            </text:list>
          </draw:text-box>
        </draw:frame>
        <anim:par presentation:node-type="timing-root">
          <anim:par smil:begin="id1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你人緣真的太差</text:p>
              </text:list-item>
            </text:list>
          </draw:text-box>
        </draw:frame>
        <anim:par presentation:node-type="timing-root">
          <anim:par smil:begin="id1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lyt-bluelinesgrad" presentation:presentation-page-layout-name="AL2T1" xml:id="id171" draw:id="id1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有任何人想幫你介紹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lyt-bluelinesgrad" presentation:presentation-page-layout-name="AL2T1" xml:id="id172" draw:id="id1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或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你應該要開始思考</text:p>
              </text:list-item>
            </text:list>
          </draw:text-box>
        </draw:frame>
        <anim:par presentation:node-type="timing-root">
          <anim:par smil:begin="id1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lyt-bluelinesgrad" presentation:presentation-page-layout-name="AL2T1" xml:id="id173" draw:id="id17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怎樣才能變成一個更好的人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lyt-bluelinesgrad" presentation:presentation-page-layout-name="AL2T1" xml:id="id174" draw:id="id17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想想該如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改變自己的行為與態度了</text:p>
              </text:list-item>
            </text:list>
          </draw:text-box>
        </draw:frame>
        <anim:par presentation:node-type="timing-root">
          <anim:par smil:begin="id1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lyt-bluelinesgrad" presentation:presentation-page-layout-name="AL2T1" xml:id="id175" draw:id="id17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但是、要怎樣讓親朋好友知道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《想婚而單身》呢？</text:p>
              </text:list-item>
            </text:list>
          </draw:text-box>
        </draw:frame>
        <anim:par presentation:node-type="timing-root">
          <anim:par smil:begin="id1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lyt-bluelinesgrad" presentation:presentation-page-layout-name="AL2T1" xml:id="id176" draw:id="id17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雖然在</text:span><text:span text:style-name="T7">Facebook</text:span><text:span text:style-name="T7">裏有下列選項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6.374cm" svg:height="12.569cm" svg:x="1.026cm" svg:y="5cm">
          <draw:image xlink:href="Pictures/100000000000035600000197A269F338D0CA2FD7.png" xlink:type="simple" xlink:show="embed" xlink:actuate="onLoad">
            <text:p/>
          </draw:image>
        </draw:frame>
        <anim:par presentation:node-type="timing-root">
          <anim:par smil:begin="id1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lyt-bluelinesgrad" presentation:presentation-page-layout-name="AL2T1" xml:id="id177" draw:id="id17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但是裡面並沒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想婚且單身》</text:span></text:p>
              </text:list-item>
            </text:list>
          </draw:text-box>
        </draw:frame>
        <anim:par presentation:node-type="timing-root">
          <anim:par smil:begin="id1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lyt-bluelinesgrad" presentation:presentation-page-layout-name="AL2T1" xml:id="id178" draw:id="id1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關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可以自己創造一個</text:p>
              </text:list-item>
            </text:list>
          </draw:text-box>
        </draw:frame>
        <anim:par presentation:node-type="timing-root">
          <anim:par smil:begin="id1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lyt-bluelinesgrad" presentation:presentation-page-layout-name="AL2T1" xml:id="id179" draw:id="id1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這樣</text:p>
          </draw:text-box>
        </draw:frame>
        <draw:custom-shape draw:style-name="gr6" draw:text-style-name="P11" draw:layer="layout" svg:width="3.8cm" svg:height="5.4cm" svg:x="12cm" svg:y="7.2cm">
          <text:p text:style-name="P10"><text:span text:style-name="T12">單身</text:span></text:p>
          <text:p text:style-name="P10"><text:span text:style-name="T12">想婚</text:span></text:p>
          <text:p text:style-name="P10"><text:span text:style-name="T13"/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anim:par presentation:node-type="timing-root">
          <anim:par smil:begin="id1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lyt-bluelinesgrad" presentation:presentation-page-layout-name="AL2T1" xml:id="id180" draw:id="id1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把這個訊息放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的大頭貼裏面！</text:p>
              </text:list-item>
            </text:list>
          </draw:text-box>
        </draw:frame>
        <draw:frame draw:style-name="gr5" draw:text-style-name="P8" draw:layer="layout" svg:width="11.2cm" svg:height="11.878cm" svg:x="7.8cm" svg:y="8.737cm">
          <draw:image xlink:href="Pictures/100000000000017C00000193C4BE80DE0671E8A6.png" xlink:type="simple" xlink:show="embed" xlink:actuate="onLoad">
            <text:p/>
          </draw:image>
        </draw:frame>
        <anim:par presentation:node-type="timing-root">
          <anim:par smil:begin="id1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lyt-bluelinesgrad" presentation:presentation-page-layout-name="AL2T1" xml:id="id181" draw:id="id18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應該你的Facebook好友們</text:p>
              </text:list-item>
            </text:list>
          </draw:text-box>
        </draw:frame>
        <anim:par presentation:node-type="timing-root">
          <anim:par smil:begin="id1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lyt-bluelinesgrad" presentation:presentation-page-layout-name="AL2T1" xml:id="id182" draw:id="id1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全都會知道你的狀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lyt-bluelinesgrad" presentation:presentation-page-layout-name="AL2T1" xml:id="id183" draw:id="id1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是我想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lyt-bluelinesgrad" presentation:presentation-page-layout-name="AL2T1" xml:id="id184" draw:id="id1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少人真的有勇氣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lyt-bluelinesgrad" presentation:presentation-page-layout-name="AL2T1" xml:id="id185" draw:id="id1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敢做這樣的事情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lyt-bluelinesgrad" presentation:presentation-page-layout-name="AL2T1" xml:id="id186" draw:id="id18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還有這招到底效果如何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lyt-bluelinesgrad" presentation:presentation-page-layout-name="AL2T1" xml:id="id187" draw:id="id1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沒有甚麼後遺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lyt-bluelinesgrad" presentation:presentation-page-layout-name="AL2T1" xml:id="id188" draw:id="id1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也很想知道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lyt-bluelinesgrad" presentation:presentation-page-layout-name="AL2T1" xml:id="id189" draw:id="id1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不敢用上面那招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lyt-bluelinesgrad" presentation:presentation-page-layout-name="AL2T1" xml:id="id190" draw:id="id19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是採用比較保守的方式</text:p>
              </text:list-item>
            </text:list>
          </draw:text-box>
        </draw:frame>
        <anim:par presentation:node-type="timing-root">
          <anim:par smil:begin="id1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lyt-bluelinesgrad" presentation:presentation-page-layout-name="AL2T1" xml:id="id191" draw:id="id19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讓你的親朋好友知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lyt-bluelinesgrad" presentation:presentation-page-layout-name="AL2T1" xml:id="id192" draw:id="id1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想結婚的訊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lyt-bluelinesgrad" presentation:presentation-page-layout-name="AL2T1" xml:id="id193" draw:id="id19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並且找到關鍵的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lyt-bluelinesgrad" presentation:presentation-page-layout-name="AL2T1" xml:id="id194" draw:id="id1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熱心的長輩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lyt-bluelinesgrad" presentation:presentation-page-layout-name="AL2T1" xml:id="id195" draw:id="id1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是你的麻吉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lyt-bluelinesgrad" presentation:presentation-page-layout-name="AL2T1" xml:id="id196" draw:id="id1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最重要的就是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lyt-bluelinesgrad" presentation:presentation-page-layout-name="AL2T1" xml:id="id197" draw:id="id19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如果你是金大資工畢業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lyt-bluelinesgrad" presentation:presentation-page-layout-name="AL2T1" xml:id="id198" draw:id="id1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私訊給我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lyt-bluelinesgrad" presentation:presentation-page-layout-name="AL2T1" xml:id="id199" draw:id="id1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告訴我你想結婚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lyt-bluelinesgrad" presentation:presentation-page-layout-name="AL2T1" xml:id="id200" draw:id="id2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lyt-bluelinesgrad" presentation:presentation-page-layout-name="AL2T1" xml:id="id201" draw:id="id20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就能讓我彌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lyt-bluelinesgrad" presentation:presentation-page-layout-name="AL2T1" xml:id="id202" draw:id="id2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沒有教會你們寫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的那些遺憾！</text:p>
              </text:list-item>
            </text:list>
          </draw:text-box>
        </draw:frame>
        <anim:par presentation:node-type="timing-root">
          <anim:par smil:begin="id2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lyt-bluelinesgrad" presentation:presentation-page-layout-name="AL2T1" xml:id="id203" draw:id="id2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、教會你們寫程式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lyt-bluelinesgrad" presentation:presentation-page-layout-name="AL2T1" xml:id="id204" draw:id="id2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你們變成宅男宅女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lyt-bluelinesgrad" presentation:presentation-page-layout-name="AL2T1" xml:id="id205" draw:id="id2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造成的更大遺憾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lyt-bluelinesgrad" presentation:presentation-page-layout-name="AL2T1" xml:id="id206" draw:id="id2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別再整天宅在家了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lyt-bluelinesgrad" presentation:presentation-page-layout-name="AL2T1" xml:id="id207" draw:id="id2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金大資工的畢業生們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lyt-bluelinesgrad" presentation:presentation-page-layout-name="AL2T1" xml:id="id208" draw:id="id20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還有那些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真的想結婚的宅男宅女們</text:span></text:p>
              </text:list-item>
            </text:list>
          </draw:text-box>
        </draw:frame>
        <anim:par presentation:node-type="timing-root">
          <anim:par smil:begin="id2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lyt-bluelinesgrad" presentation:presentation-page-layout-name="AL2T1" xml:id="id209" draw:id="id2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約她出去看電影吧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lyt-bluelinesgrad" presentation:presentation-page-layout-name="AL2T1" xml:id="id210" draw:id="id2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真的想婚且單身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lyt-bluelinesgrad" presentation:presentation-page-layout-name="AL2T1" xml:id="id211" draw:id="id2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且你還曾經是我的學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lyt-bluelinesgrad" presentation:presentation-page-layout-name="AL2T1" xml:id="id212" draw:id="id2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你讓我知道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lyt-bluelinesgrad" presentation:presentation-page-layout-name="AL2T1" xml:id="id213" draw:id="id2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讓我來介紹那些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同樣想結婚的《學弟妹或學長姊》給你們認識！</text:span></text:p>
              </text:list-item>
            </text:list>
          </draw:text-box>
        </draw:frame>
        <anim:par presentation:node-type="timing-root">
          <anim:par smil:begin="id2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lyt-bluelinesgrad" presentation:presentation-page-layout-name="AL2T1" xml:id="id214" draw:id="id2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還是沒有適合對象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lyt-bluelinesgrad" presentation:presentation-page-layout-name="AL2T1" xml:id="id215" draw:id="id2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那我這個老師來幫你們找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些女生很多的科系的老師們</text:span></text:p>
              </text:list-item>
            </text:list>
          </draw:text-box>
        </draw:frame>
        <anim:par presentation:node-type="timing-root">
          <anim:par smil:begin="id2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lyt-bluelinesgrad" presentation:presentation-page-layout-name="AL2T1" xml:id="id216" draw:id="id2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她們也提供一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同樣也想結婚的金大畢業生訊息</text:span></text:p>
                <text:p><text:span text:style-name="T7"/></text:p>
              </text:list-item>
              <text:list-item>
                <text:p><text:span text:style-name="T7">甚至也可以辦一些聯誼活動！</text:span></text:p>
              </text:list-item>
            </text:list>
          </draw:text-box>
        </draw:frame>
        <anim:par presentation:node-type="timing-root">
          <anim:par smil:begin="id21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lyt-bluelinesgrad" presentation:presentation-page-layout-name="AL2T1" xml:id="id217" draw:id="id2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夠義氣了吧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lyt-bluelinesgrad" presentation:presentation-page-layout-name="AL2T1" xml:id="id218" draw:id="id2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金大資工的資深校友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還有《金門技術學院》</text:span><text:span text:style-name="T7">和《高雄應用科技大學金門分部》時代的老校友們！</text:span></text:p>
              </text:list-item>
            </text:list>
          </draw:text-box>
        </draw:frame>
        <anim:par presentation:node-type="timing-root">
          <anim:par smil:begin="id2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lyt-bluelinesgrad" presentation:presentation-page-layout-name="AL2T1" xml:id="id219" draw:id="id2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歡迎你們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lyt-bluelinesgrad" presentation:presentation-page-layout-name="AL2T1" xml:id="id220" draw:id="id2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用Facebook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lyt-bluelinesgrad" presentation:presentation-page-layout-name="AL2T1" xml:id="id221" draw:id="id2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和老師聯絡一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lyt-bluelinesgrad" presentation:presentation-page-layout-name="AL2T1" xml:id="id222" draw:id="id2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知道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lyt-bluelinesgrad" presentation:presentation-page-layout-name="AL2T1" xml:id="id223" draw:id="id2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的近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lyt-bluelinesgrad" presentation:presentation-page-layout-name="AL2T1" xml:id="id224" draw:id="id22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好嗎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15T15:25:26.493000000</dc:date>
    <meta:editing-duration>P2DT10H25M22S</meta:editing-duration>
    <meta:editing-cycles>586</meta:editing-cycles>
    <meta:generator>LibreOffice/5.0.6.3$Windows_x86 LibreOffice_project/490fc03b25318460cfc54456516ea2519c11d1aa</meta:generator>
    <meta:document-statistic meta:object-count="938"/>
  </office:meta>
</office:document-meta>
</file>